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9f2c" officeooo:paragraph-rsid="00079f2c"/>
    </style:style>
    <style:style style:name="P2" style:family="paragraph" style:parent-style-name="Standard" style:list-style-name="L1">
      <style:text-properties officeooo:rsid="00079f2c" officeooo:paragraph-rsid="00079f2c"/>
    </style:style>
    <style:style style:name="P3" style:family="paragraph" style:parent-style-name="Standard" style:list-style-name="L1">
      <style:text-properties officeooo:rsid="00082dc7" officeooo:paragraph-rsid="00082dc7"/>
    </style:style>
    <style:style style:name="P4" style:family="paragraph" style:parent-style-name="Standard">
      <style:text-properties officeooo:rsid="00082dc7" officeooo:paragraph-rsid="00082dc7"/>
    </style:style>
    <style:style style:name="P5" style:family="paragraph" style:parent-style-name="Standard">
      <style:text-properties officeooo:rsid="000886a9" officeooo:paragraph-rsid="000886a9"/>
    </style:style>
    <style:style style:name="P6" style:family="paragraph" style:parent-style-name="Standard">
      <style:text-properties officeooo:rsid="000886a9" officeooo:paragraph-rsid="000ff1d8"/>
    </style:style>
    <style:style style:name="P7" style:family="paragraph" style:parent-style-name="Standard">
      <style:text-properties officeooo:paragraph-rsid="00082dc7"/>
    </style:style>
    <style:style style:name="P8" style:family="paragraph" style:parent-style-name="Standard">
      <style:text-properties fo:color="#666666" loext:opacity="100%" fo:font-size="11pt" officeooo:rsid="00082dc7" officeooo:paragraph-rsid="00082dc7" style:font-size-asian="11pt" style:font-size-complex="11pt"/>
    </style:style>
    <style:style style:name="P9" style:family="paragraph" style:parent-style-name="Standard">
      <style:text-properties fo:color="#666666" loext:opacity="100%" style:font-name="Liberation Mono" fo:font-size="11pt" officeooo:paragraph-rsid="000a8286" style:font-size-asian="11pt" style:font-size-complex="11pt"/>
    </style:style>
    <style:style style:name="P10" style:family="paragraph" style:parent-style-name="Standard">
      <style:text-properties fo:color="#666666" loext:opacity="100%" style:font-name="Liberation Mono" fo:font-size="11pt" officeooo:paragraph-rsid="000b312b" style:font-size-asian="11pt" style:font-size-complex="11pt"/>
    </style:style>
    <style:style style:name="P11" style:family="paragraph" style:parent-style-name="Standard">
      <style:text-properties fo:color="#666666" loext:opacity="100%" style:font-name="Liberation Mono" fo:font-size="12pt" officeooo:paragraph-rsid="000b312b" style:font-size-asian="12pt" style:font-size-complex="12pt"/>
    </style:style>
    <style:style style:name="P12" style:family="paragraph" style:parent-style-name="Standard">
      <style:text-properties style:font-name="Liberation Mono" fo:font-size="11pt" officeooo:rsid="00082dc7" officeooo:paragraph-rsid="00082dc7" style:font-size-asian="11pt" style:font-size-complex="11pt"/>
    </style:style>
    <style:style style:name="P13" style:family="paragraph" style:parent-style-name="Standard">
      <style:text-properties fo:color="#000000" loext:opacity="100%" style:font-name="Liberation Serif" fo:font-size="12pt" officeooo:paragraph-rsid="000b312b" style:font-size-asian="12pt" style:font-size-complex="12pt"/>
    </style:style>
    <style:style style:name="P14" style:family="paragraph" style:parent-style-name="Standard">
      <style:text-properties fo:color="#000000" loext:opacity="100%" style:font-name="Liberation Serif" fo:font-size="12pt" officeooo:rsid="000e56f6" officeooo:paragraph-rsid="000e56f6" style:font-size-asian="12pt" style:font-size-complex="12pt"/>
    </style:style>
    <style:style style:name="P15" style:family="paragraph" style:parent-style-name="Standard">
      <style:text-properties fo:color="#000000" loext:opacity="100%" style:font-name="Liberation Serif" fo:font-size="12pt" officeooo:rsid="000e56f6" officeooo:paragraph-rsid="000ff1d8" style:font-size-asian="12pt" style:font-size-complex="12pt"/>
    </style:style>
    <style:style style:name="P16" style:family="paragraph" style:parent-style-name="Standard">
      <style:text-properties officeooo:paragraph-rsid="000ff1d8"/>
    </style:style>
    <style:style style:name="P17" style:family="paragraph" style:parent-style-name="Standard" style:list-style-name="L1">
      <style:text-properties officeooo:rsid="0010b4de" officeooo:paragraph-rsid="0010b4de"/>
    </style:style>
    <style:style style:name="T1" style:family="text">
      <style:text-properties officeooo:rsid="00082dc7"/>
    </style:style>
    <style:style style:name="T2" style:family="text">
      <style:text-properties officeooo:rsid="000886a9"/>
    </style:style>
    <style:style style:name="T3" style:family="text">
      <style:text-properties officeooo:rsid="000a8286"/>
    </style:style>
    <style:style style:name="T4" style:family="text">
      <style:text-properties officeooo:rsid="000b312b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0.5pt" style:font-size-complex="12pt"/>
    </style:style>
    <style:style style:name="T6" style:family="text">
      <style:text-properties fo:font-variant="normal" fo:text-transform="none" fo:color="#666666" loext:opacity="100%" style:font-name="Liberation Mono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666666" loext:opacity="100%" style:font-name="Liberation Mono" fo:font-size="11pt" fo:letter-spacing="normal" fo:font-style="normal" fo:font-weight="normal" officeooo:rsid="000e8b09" style:font-size-asian="11pt" style:font-size-complex="11pt"/>
    </style:style>
    <style:style style:name="T8" style:family="text">
      <style:text-properties fo:font-variant="normal" fo:text-transform="none" fo:color="#666666" loext:opacity="100%" style:font-name="Liberation Mono" fo:font-size="11pt" fo:letter-spacing="normal" fo:font-style="normal" fo:font-weight="normal" officeooo:rsid="000ff1d8" style:font-size-asian="11pt" style:font-size-complex="11pt"/>
    </style:style>
    <style:style style:name="T9" style:family="text">
      <style:text-properties fo:font-variant="normal" fo:text-transform="none" fo:color="#666666" loext:opacity="100%" style:font-name="Liberation Mono" fo:letter-spacing="normal" fo:font-style="normal" fo:font-weight="normal" officeooo:rsid="000ff1d8"/>
    </style:style>
    <style:style style:name="T10" style:family="text">
      <style:text-properties fo:font-variant="normal" fo:text-transform="none" fo:color="#666666" loext:opacity="100%" fo:letter-spacing="normal" fo:font-style="normal" fo:font-weight="normal" officeooo:rsid="000ff1d8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0e56f6"/>
    </style:style>
    <style:style style:name="T13" style:family="text">
      <style:text-properties fo:font-variant="normal" fo:text-transform="none" fo:letter-spacing="normal" fo:font-style="normal" fo:font-weight="normal" officeooo:rsid="000e8b09"/>
    </style:style>
    <style:style style:name="T14" style:family="text">
      <style:text-properties fo:font-variant="normal" fo:text-transform="none" fo:letter-spacing="normal" fo:font-style="normal" fo:font-weight="normal" officeooo:rsid="000ff1d8"/>
    </style:style>
    <style:style style:name="T15" style:family="text">
      <style:text-properties style:font-name="Liberation Mono"/>
    </style:style>
    <style:style style:name="T16" style:family="text">
      <style:text-properties style:font-name="Liberation Mono" fo:font-size="11pt" style:font-size-asian="11pt" style:font-size-complex="11pt"/>
    </style:style>
    <style:style style:name="T17" style:family="text">
      <style:text-properties fo:color="#666666" loext:opacity="100%" style:font-name="Liberation Mono" fo:font-size="11pt" style:font-size-asian="11pt" style:font-size-complex="11pt"/>
    </style:style>
    <style:style style:name="T18" style:family="text">
      <style:text-properties fo:color="#666666" loext:opacity="100%" style:font-name="Liberation Mono" fo:font-size="11pt" officeooo:rsid="000a8286" style:font-size-asian="11pt" style:font-size-complex="11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TRUZIONI INSTALLAZIONE</text:p>
      <text:p text:style-name="P1"/>
      <text:p text:style-name="P1">Prerequistiti:</text:p>
      <text:list xml:id="list763557209" text:style-name="L1">
        <text:list-item>
          <text:p text:style-name="P2">Trovarsi su ambiente Ubuntu 22.04 LTS 64-bit</text:p>
        </text:list-item>
        <text:list-item>
          <text:p text:style-name="P2">Installare una versione Python compreso tra 3.7 e 3.10 (Per lo sviluppo è stata utilizzata la versione <text:span text:style-name="T1">3.10.12)</text:span></text:p>
        </text:list-item>
        <text:list-item>
          <text:p text:style-name="P3">installare <text:span text:style-name="T2">ed unzippare </text:span>la SDK di movella da <text:a xlink:type="simple" xlink:href="https://www.movella.com/support/software-documentation?hsCtaTracking=39d661fa-2ea8-4478-955e-01d0d8885f14%7C3ad1c7d6-9c3a-42e9-b424-5b15b9d0924e" text:style-name="Internet_20_link" text:visited-style-name="Visited_20_Internet_20_Link">https://www.movella.com/support/software-documentation?hsCtaTracking=39d661fa-2ea8-4478-955e-01d0d8885f14%7C3ad1c7d6-9c3a-42e9-b424-5b15b9d0924e</text:a></text:p>
        </text:list-item>
        <text:list-item>
          <text:p text:style-name="P17">(opzionale) alcuni comandi potrebbero non funzionare quindi eseguire il comando:<text:line-break/><text:span text:style-name="T17">sudo apt update &amp;&amp; sudo apt upgrade -y</text:span></text:p>
        </text:list-item>
      </text:list>
      <text:p text:style-name="P4"/>
      <text:p text:style-name="P4">Istruzioni:</text:p>
      <text:p text:style-name="P4">1. <text:span text:style-name="T2">creare un virtual enviroment con il comando: </text:span><text:s/><text:span text:style-name="T17">python3 -m venv nome_ambiente</text:span></text:p>
      <text:p text:style-name="P4"><text:tab/><text:span text:style-name="T2">a) se non è installato il comando venv eseguire:</text:span></text:p>
      <text:p text:style-name="P4"><text:tab/> <text:s text:c="3"/><text:span text:style-name="T17">sudo apt update</text:span></text:p>
      <text:p text:style-name="P8"><text:tab/> <text:s text:c="3"/><text:span text:style-name="T15">sudo apt install python3-venv</text:span></text:p>
      <text:p text:style-name="P8"/>
      <text:p text:style-name="P6">2. attivare il virtual enviroment con il comando:</text:p>
      <text:p text:style-name="P6"><text:span text:style-name="T17">source nome_ambiente/bin/activate</text:span></text:p>
      <text:p text:style-name="P5"/>
      <text:p text:style-name="P5">3. una volta che ci si trova nel virtual enviroment installare il file movelladotpcsdk_linux-x64_2023.6.sh che si trova nella cartella dell’SDK installata all’inizio <text:span text:style-name="T3">ed eseguire il comando:</text:span></text:p>
      <text:p text:style-name="P5"/>
      <text:p text:style-name="P9"><text:span text:style-name="T3">sudo “percorso_alla_cartella_dove_si_trova_il_file_unzippato</text:span>/Movella DOT SDK_Linux/movelladot_pc_sdk_linux-x64_2023.6_b345_r124108/movelladot_pc_sdk_linux-x64_2023.6/movelladotpcsdk_linux-x64_2023.6.sh"</text:p>
      <text:p text:style-name="P12"/>
      <text:p text:style-name="P7"><text:span text:style-name="T1"><text:tab/></text:span><text:span text:style-name="T3">a) potrebbe venire restituito l’errore “ </text:span>'uudecode' could not be found. It is usually <text:tab/> <text:s text:c="5"/><text:tab/> <text:s text:c="3"/>installed with the 'sharutils' package”, <text:span text:style-name="T3">allora eseguire il comando:<text:line-break/><text:tab/> <text:s text:c="3"/></text:span><text:span text:style-name="T18">sudo apt update &amp;&amp; sudo apt install sharutils -y</text:span></text:p>
      <text:p text:style-name="P7"><text:span text:style-name="T18"/></text:p>
      <text:p text:style-name="P7"><text:tab/><text:span text:style-name="T3">b) a questo punto verrà chiesta la cartella di installazione, se si preme invio senza inserire <text:tab/> <text:s text:c="3"/>niente verrà installata nella cartella di default</text:span></text:p>
      <text:p text:style-name="P7"/>
      <text:p text:style-name="P7"><text:span text:style-name="T3"><text:tab/>c) </text:span><text:span text:style-name="T4">se l’installazione è andata a buon fine un messaggio simile a questo dovrebbe apparire:<text:line-break/><text:tab/> <text:s text:c="3"/></text:span>#8-Ubuntu SMP PREEMPT_DYNAMIC Mon Sep 16 13:41:20 UTC 2024 Start using by <text:tab/> <text:s text:c="3"/>adding -L/usr/local/movella to your linker options Or register systemwide using <text:tab/> <text:s/><text:tab/> <text:s text:c="3"/>ldconfig /usr/local/movella</text:p>
      <text:p text:style-name="P7"/>
      <text:p text:style-name="P16"><text:span text:style-name="T4">4. la guida consiglia di utilizzare il comando:</text:span></text:p>
      <text:p text:style-name="P16"/>
      <text:p text:style-name="P16"><text:span text:style-name="T6">sudo apt-get install build-essential curl cmake libgfortran4 libxcb-xkb-dev libcurl4-openssl-dev libbluetooth-dev </text:span></text:p>
      <text:p text:style-name="P16"><text:span text:style-name="T5">ma questa versione non è più disponibile, quindi utilizzare i comandi:</text:span></text:p>
      <text:p text:style-name="P16"><text:span text:style-name="T5"><text:line-break/></text:span><text:span text:style-name="T6">sudo apt-get install libgfortran5</text:span></text:p>
      <text:p text:style-name="P10"><text:span text:style-name="T11">sudo apt-get install build-essential curl cmake libgfortran5 libxcb-xkb-dev libcurl4-openssl-dev libbluetooth-dev</text:span></text:p>
      <text:p text:style-name="P10"><text:span text:style-name="T11"/></text:p>
      <text:p text:style-name="P13"><text:span text:style-name="T11">5. a questo punto bisogna spostarsi all’ interno della cartella sdk e successivamente nella cartella python, questi sono i file .whl che bisogna installare, a questo punto si può eseguire il comando per installare il .whl corrispondente alla versione di python utilizzata </text:span><text:span text:style-name="T12">(nel nostro caso Python 3.10)</text:span></text:p>
      <text:p text:style-name="P10"><text:span text:style-name="T11">pip install movelladot_pc_sdk-2023.6.0-cp310-none-linux_x86_64.whl</text:span></text:p>
      <text:p text:style-name="P11"><text:soft-page-break/><text:span text:style-name="T11"/></text:p>
      <text:p text:style-name="P14"><text:span text:style-name="T11">6. a questo punto ci si può spostare nella cartella sdk/examples/xdpcsdk/python ed eseguire gli esempi.</text:span></text:p>
      <text:p text:style-name="P14"><text:span text:style-name="T11"><text:tab/></text:span><text:span text:style-name="T13">a) è consigliato eseguire il comando: </text:span><text:span text:style-name="T7">pip install -r requirements.txt</text:span></text:p>
      <text:p text:style-name="P14"><text:span text:style-name="T7"/></text:p>
      <text:p text:style-name="P14"><text:span text:style-name="T13"/></text:p>
      <text:p text:style-name="P15"><text:span text:style-name="T13"><text:tab/>b) per una migliore compatibilità tra le librerie e la sdk consiglio di installare queste versioni <text:s/><text:tab/> <text:s text:c="3"/>di pynput e numpy, con questi comandi:</text:span></text:p>
      <text:p text:style-name="P15"><text:span text:style-name="T13"><text:line-break/><text:tab/> <text:s text:c="3"/></text:span><text:span text:style-name="T8">pip install numpy==1.21.0<text:line-break/><text:tab/> <text:s/>pip install pynput==1.7.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18:13:51.288811924</meta:creation-date>
    <dc:date>2025-04-26T23:17:13.731750895</dc:date>
    <meta:editing-duration>PT12M3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369" meta:character-count="2954" meta:non-whitespace-character-count="2544"/>
  </office:meta>
</office:document-meta>
</file>